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425c0" officeooo:paragraph-rsid="001425c0" style:font-size-asian="19.25pt" style:font-size-complex="22pt"/>
    </style:style>
    <style:style style:name="P2" style:family="paragraph" style:parent-style-name="Standard">
      <style:text-properties fo:font-size="22pt" officeooo:rsid="0015d9f0" officeooo:paragraph-rsid="0015d9f0" style:font-size-asian="19.25pt" style:font-size-complex="22pt"/>
    </style:style>
    <style:style style:name="P3" style:family="paragraph" style:parent-style-name="Standard">
      <style:text-properties fo:font-size="14pt" officeooo:rsid="0015d9f0" officeooo:paragraph-rsid="0015d9f0" style:font-size-asian="12.25pt" style:font-size-complex="14pt"/>
    </style:style>
    <style:style style:name="P4" style:family="paragraph" style:parent-style-name="Standard">
      <style:text-properties fo:font-size="14pt" officeooo:rsid="0016edf3" officeooo:paragraph-rsid="0016edf3" style:font-size-asian="12.25pt" style:font-size-complex="14pt"/>
    </style:style>
    <style:style style:name="P5" style:family="paragraph" style:parent-style-name="Standard">
      <style:text-properties fo:font-size="14pt" officeooo:rsid="001c32eb" officeooo:paragraph-rsid="001c32eb" style:font-size-asian="12.25pt" style:font-size-complex="14pt"/>
    </style:style>
    <style:style style:name="P6" style:family="paragraph" style:parent-style-name="Standard">
      <style:text-properties fo:font-size="14pt" officeooo:rsid="0031079e" officeooo:paragraph-rsid="0031079e" style:font-size-asian="12.25pt" style:font-size-complex="14pt"/>
    </style:style>
    <style:style style:name="P7" style:family="paragraph" style:parent-style-name="Standard">
      <style:text-properties fo:font-size="14pt" officeooo:rsid="0034f8a1" officeooo:paragraph-rsid="0034f8a1" style:font-size-asian="12.25pt" style:font-size-complex="14pt"/>
    </style:style>
    <style:style style:name="P8" style:family="paragraph" style:parent-style-name="Standard">
      <style:text-properties fo:font-size="14pt" officeooo:rsid="0036d471" officeooo:paragraph-rsid="0036d471" style:font-size-asian="12.25pt" style:font-size-complex="14pt"/>
    </style:style>
    <style:style style:name="P9" style:family="paragraph" style:parent-style-name="Standard">
      <style:text-properties fo:font-size="14pt" officeooo:rsid="003a5997" officeooo:paragraph-rsid="003a5997" style:font-size-asian="12.25pt" style:font-size-complex="14pt"/>
    </style:style>
    <style:style style:name="P10" style:family="paragraph" style:parent-style-name="Standard">
      <style:text-properties fo:font-size="14pt" officeooo:rsid="003b6711" officeooo:paragraph-rsid="003b6711" style:font-size-asian="12.25pt" style:font-size-complex="14pt"/>
    </style:style>
    <style:style style:name="P11" style:family="paragraph" style:parent-style-name="Standard">
      <style:text-properties fo:font-size="14pt" officeooo:rsid="003b6711" officeooo:paragraph-rsid="003b6711" style:font-size-asian="12.25pt" style:font-size-complex="14pt"/>
    </style:style>
    <style:style style:name="P12" style:family="paragraph" style:parent-style-name="Standard">
      <style:text-properties fo:font-size="14pt" officeooo:rsid="003b6711" officeooo:paragraph-rsid="0050b5ac" style:font-size-asian="12.25pt" style:font-size-complex="14pt"/>
    </style:style>
    <style:style style:name="P13" style:family="paragraph" style:parent-style-name="Standard">
      <style:text-properties fo:font-size="14pt" officeooo:rsid="0034f8a1" officeooo:paragraph-rsid="0034f8a1" style:font-size-asian="12.25pt" style:font-size-complex="14pt"/>
    </style:style>
    <style:style style:name="P14" style:family="paragraph" style:parent-style-name="Standard">
      <style:text-properties fo:font-size="14pt" officeooo:rsid="0046d153" officeooo:paragraph-rsid="0046d153" style:font-size-asian="12.25pt" style:font-size-complex="14pt"/>
    </style:style>
    <style:style style:name="T1" style:family="text">
      <style:text-properties officeooo:rsid="0016f436"/>
    </style:style>
    <style:style style:name="T2" style:family="text">
      <style:text-properties officeooo:rsid="0017f9bd"/>
    </style:style>
    <style:style style:name="T3" style:family="text">
      <style:text-properties officeooo:rsid="0019a1aa"/>
    </style:style>
    <style:style style:name="T4" style:family="text">
      <style:text-properties officeooo:rsid="001be622"/>
    </style:style>
    <style:style style:name="T5" style:family="text">
      <style:text-properties officeooo:rsid="001d07b1"/>
    </style:style>
    <style:style style:name="T6" style:family="text">
      <style:text-properties officeooo:rsid="001dca07"/>
    </style:style>
    <style:style style:name="T7" style:family="text">
      <style:text-properties officeooo:rsid="001eb259"/>
    </style:style>
    <style:style style:name="T8" style:family="text">
      <style:text-properties officeooo:rsid="001fc482"/>
    </style:style>
    <style:style style:name="T9" style:family="text">
      <style:text-properties officeooo:rsid="001fd520"/>
    </style:style>
    <style:style style:name="T10" style:family="text">
      <style:text-properties officeooo:rsid="00208564"/>
    </style:style>
    <style:style style:name="T11" style:family="text">
      <style:text-properties officeooo:rsid="0020b3cf"/>
    </style:style>
    <style:style style:name="T12" style:family="text">
      <style:text-properties officeooo:rsid="0021955e"/>
    </style:style>
    <style:style style:name="T13" style:family="text">
      <style:text-properties officeooo:rsid="0023860f"/>
    </style:style>
    <style:style style:name="T14" style:family="text">
      <style:text-properties officeooo:rsid="002502d4"/>
    </style:style>
    <style:style style:name="T15" style:family="text">
      <style:text-properties officeooo:rsid="00292f18"/>
    </style:style>
    <style:style style:name="T16" style:family="text">
      <style:text-properties officeooo:rsid="002ad7c5"/>
    </style:style>
    <style:style style:name="T17" style:family="text">
      <style:text-properties officeooo:rsid="002b1296"/>
    </style:style>
    <style:style style:name="T18" style:family="text">
      <style:text-properties officeooo:rsid="002b7579"/>
    </style:style>
    <style:style style:name="T19" style:family="text">
      <style:text-properties officeooo:rsid="002d4b1a"/>
    </style:style>
    <style:style style:name="T20" style:family="text">
      <style:text-properties officeooo:rsid="002f09dd"/>
    </style:style>
    <style:style style:name="T21" style:family="text">
      <style:text-properties officeooo:rsid="00301af3"/>
    </style:style>
    <style:style style:name="T22" style:family="text">
      <style:text-properties officeooo:rsid="0031c6d7"/>
    </style:style>
    <style:style style:name="T23" style:family="text">
      <style:text-properties officeooo:rsid="0033571e"/>
    </style:style>
    <style:style style:name="T24" style:family="text">
      <style:text-properties officeooo:rsid="00380112"/>
    </style:style>
    <style:style style:name="T25" style:family="text">
      <style:text-properties officeooo:rsid="00395f1d"/>
    </style:style>
    <style:style style:name="T26" style:family="text">
      <style:text-properties officeooo:rsid="003cd356"/>
    </style:style>
    <style:style style:name="T27" style:family="text">
      <style:text-properties officeooo:rsid="003e66fa"/>
    </style:style>
    <style:style style:name="T28" style:family="text">
      <style:text-properties officeooo:rsid="0042059d"/>
    </style:style>
    <style:style style:name="T29" style:family="text">
      <style:text-properties officeooo:rsid="0042a6fe"/>
    </style:style>
    <style:style style:name="T30" style:family="text">
      <style:text-properties officeooo:rsid="004325e9"/>
    </style:style>
    <style:style style:name="T31" style:family="text">
      <style:text-properties officeooo:rsid="00436e7d"/>
    </style:style>
    <style:style style:name="T32" style:family="text">
      <style:text-properties officeooo:rsid="00444ff4"/>
    </style:style>
    <style:style style:name="T33" style:family="text">
      <style:text-properties officeooo:rsid="004612dc"/>
    </style:style>
    <style:style style:name="T34" style:family="text">
      <style:text-properties officeooo:rsid="0046bd51"/>
    </style:style>
    <style:style style:name="T35" style:family="text">
      <style:text-properties officeooo:rsid="004843a4"/>
    </style:style>
    <style:style style:name="T36" style:family="text">
      <style:text-properties officeooo:rsid="00492891"/>
    </style:style>
    <style:style style:name="T37" style:family="text">
      <style:text-properties officeooo:rsid="004abd35"/>
    </style:style>
    <style:style style:name="T38" style:family="text">
      <style:text-properties officeooo:rsid="004b71c4"/>
    </style:style>
    <style:style style:name="T39" style:family="text">
      <style:text-properties officeooo:rsid="004bdea9"/>
    </style:style>
    <style:style style:name="T40" style:family="text">
      <style:text-properties officeooo:rsid="004d6466"/>
    </style:style>
    <style:style style:name="T41" style:family="text">
      <style:text-properties officeooo:rsid="004ee412"/>
    </style:style>
    <style:style style:name="T42" style:family="text">
      <style:text-properties officeooo:rsid="0050b5ac"/>
    </style:style>
    <style:style style:name="T43" style:family="text">
      <style:text-properties officeooo:rsid="0051d65e"/>
    </style:style>
    <style:style style:name="T44" style:family="text">
      <style:text-properties officeooo:rsid="00530788"/>
    </style:style>
    <style:style style:name="T45" style:family="text">
      <style:text-properties officeooo:rsid="005391d2"/>
    </style:style>
    <style:style style:name="T46" style:family="text">
      <style:text-properties officeooo:rsid="0054615a"/>
    </style:style>
    <style:style style:name="T47" style:family="text">
      <style:text-properties officeooo:rsid="00562375"/>
    </style:style>
    <style:style style:name="T48" style:family="text">
      <style:text-properties officeooo:rsid="0056b9e5"/>
    </style:style>
    <style:style style:name="T49" style:family="text">
      <style:text-properties officeooo:rsid="00572b60"/>
    </style:style>
    <style:style style:name="T50" style:family="text">
      <style:text-properties officeooo:rsid="005777cc"/>
    </style:style>
    <style:style style:name="T51" style:family="text">
      <style:text-properties officeooo:rsid="00583f23"/>
    </style:style>
    <style:style style:name="T52" style:family="text">
      <style:text-properties officeooo:rsid="005910df"/>
    </style:style>
    <style:style style:name="T53" style:family="text">
      <style:text-properties officeooo:rsid="0059a9b7"/>
    </style:style>
    <style:style style:name="T54" style:family="text">
      <style:text-properties officeooo:rsid="005a18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 explicatif</text:p>
      <text:p text:style-name="P1"/>
      <text:p text:style-name="P2">Partie jeu :</text:p>
      <text:p text:style-name="P3"/>
      <text:p text:style-name="P4">Nous avons coder un jeu de bubbleshooter sur deux matrices 64x64, <text:span text:style-name="T1">l’une pour afficher l’interface et l’autre pour afficher le jeu. </text:span><text:span text:style-name="T2">Chaque matrice est gérée par un arduino. Ceux-ci communiquent entre eux pour échanger le score, </text:span><text:span text:style-name="T3">la prochaine couleur </text:span><text:span text:style-name="T4">et</text:span><text:span text:style-name="T3"> les commandes utilisateurs.</text:span></text:p>
      <text:p text:style-name="P4"/>
      <text:p text:style-name="P8">Une première interface permet d’informer <text:span text:style-name="T24">l’utilisateur qu’il faut sélectionner la difficulté avec « q » et « d » </text:span><text:span text:style-name="T25">puis appuyer sur espace pour jouer</text:span><text:span text:style-name="T24">.</text:span></text:p>
      <text:p text:style-name="P4"/>
      <text:p text:style-name="P5">Pour le jeu, <text:span text:style-name="T5">on peut incliner le canon vers la droite ou vers la gauche avec les touches « a » et « e » respectivement, le déplacer vers la droite avec « d », </text:span><text:span text:style-name="T7">le déplacer </text:span><text:span text:style-name="T6"><text:s/>vers la gauche avec « q » </text:span><text:span text:style-name="T8">et tirer avec « z ». </text:span><text:span text:style-name="T9">La bille se déplace alors jusqu’à collision avec un mur ou une autre bille </text:span><text:span text:style-name="T10">puis se replace </text:span><text:span text:style-name="T11">dans la grille. </text:span><text:span text:style-name="T12">Deux algorithmes sont alors lancés successivement, </text:span><text:span text:style-name="T16">le premier</text:span><text:span text:style-name="T13"> permet à l’aide d’un parcours en largeur depuis la bille lancée d</text:span><text:span text:style-name="T14">e calculer quels sont ses voisins de la même couleur et combien elle a de voisins. </text:span><text:span text:style-name="T17">S</text:span><text:span text:style-name="T15">i un paquet de plus de 3 billes est alors formé, on les fait clignoter pour informer l’utilisateur qu’elles vont disparaître </text:span><text:span text:style-name="T18">puis on les supprimes. </text:span><text:span text:style-name="T19">Le deuxième permet de vérifier s’il </text:span><text:span text:style-name="T20">y a une ou plusieurs billes qui sont isolées</text:span><text:span text:style-name="T21">(non reliées au sommet du jeu) </text:span><text:span text:style-name="T28">en passant par un problème de graphe, on garde allum</text:span><text:span text:style-name="T29">és</text:span><text:span text:style-name="T28"> seulement les billes accessible</text:span><text:span text:style-name="T30">s</text:span><text:span text:style-name="T28"> depuis le sommet du jeu</text:span><text:span text:style-name="T21">. </text:span><text:span text:style-name="T31">Les autres</text:span><text:span text:style-name="T21"> clignotent avant de disparaître.</text:span></text:p>
      <text:p text:style-name="P6">On peut choisir le nombre de couleur avec <text:span text:style-name="T22">lesquelles on veut jouer, </text:span><text:span text:style-name="T23">le nombre d’essai avant que le jeu ne descende et de combien de lignes le jeu va descend</text:span><text:span text:style-name="T32">r</text:span><text:span text:style-name="T23">e.</text:span></text:p>
      <text:p text:style-name="P7">Si une bille vient à se bloquer en dessous des pixels rouges sur les côtés, elle clignote pour indiquer à l’utilisateur que la partie est perdue <text:span text:style-name="T33">et toutes les commandes sont ignorés sauf l’espace pour relancer une partie</text:span>.</text:p>
      <text:p text:style-name="P7"/>
      <text:p text:style-name="P14">Difficultés rencontrées :</text:p>
      <text:p text:style-name="P14"/>
      <text:p text:style-name="P14">- Un gros manque de mémoire <text:span text:style-name="T35">qui nous a obligé à scinder des tableaux, mettre en commun des variables et des tableaux, </text:span><text:span text:style-name="T39">optimiser l’utilisation de la mémoire</text:span><text:span text:style-name="T35">.</text:span></text:p>
      <text:p text:style-name="P14"/>
      <text:p text:style-name="P14">- <text:span text:style-name="T35">Structures de données restreintes, </text:span><text:span text:style-name="T36">il n’y a pas de file, de liste et d’ensemble. On a du transformer deux tableaux en file avec des indices de début et de fin de file.</text:span></text:p>
      <text:p text:style-name="P14"/>
      <text:p text:style-name="P14">- <text:span text:style-name="T37">Communication lente </text:span><text:span text:style-name="T38">entre les arduinos qui nous oblige à faire attendre l’utilisateur qu’on ait bien échanger les données.</text:span></text:p>
      <text:p text:style-name="P14"/>
      <text:p text:style-name="P14">- <text:span text:style-name="T39">Gérer correctement les conditions de replacement et de collision.</text:span></text:p>
      <text:p text:style-name="P14"/>
      <text:p text:style-name="P14"><text:soft-page-break/>- <text:span text:style-name="T40">Impossibilité de mettre un delay dans un timer qui nous a obligé a utiliser un second timer</text:span></text:p>
      <text:p text:style-name="P7"/>
      <text:p text:style-name="P9">Fonctions :</text:p>
      <text:p text:style-name="P9"/>
      <text:p text:style-name="P10">- transmettre_score : permet de calculer le score en fonction du nombre de billes éclatées <text:span text:style-name="T26">puis le transmet à la deuxième matrice</text:span></text:p>
      <text:p text:style-name="P10"/>
      <text:p text:style-name="P10">- <text:span text:style-name="T27">clignoter : fonction utilis</text:span><text:span text:style-name="T34">ée</text:span><text:span text:style-name="T27"> par un timer, </text:span><text:span text:style-name="T34">elle permet de faire clignoter les billes lors de la fin de la partie, d’une explosion et d’une détection de billes isolées.</text:span></text:p>
      <text:p text:style-name="P10"/>
      <text:p text:style-name="P12">- <text:span text:style-name="T41">set : on a du scinder deux matrices, l’une de int et l’autre de booléen en une seule, le « %32 » nous donnait le int et le test ≥ « 32 » </text:span><text:span text:style-name="T42">le booléen. Pour se faire la méthode set permet d’ajouter ou de retirer 32 a la case voulu soit de passer le booléen a vrai ou faux.</text:span></text:p>
      <text:p text:style-name="P12"/>
      <text:p text:style-name="P12">- <text:span text:style-name="T43">get : permet </text:span><text:span text:style-name="T44">sur le même principe que le set </text:span><text:span text:style-name="T43">de retourner la valeur du booléen dans la case voulue.</text:span></text:p>
      <text:p text:style-name="P12"/>
      <text:p text:style-name="P12">- <text:span text:style-name="T44">init_anim : permet de lancer une animation de lancement du jeu.</text:span></text:p>
      <text:p text:style-name="P12"/>
      <text:p text:style-name="P12">- <text:span text:style-name="T44">boules_isolees : permet via un algorithme de calcul des sommets accessible depuis le <text:s/>sommet du jeu de supprimer les billes qui ne sont pas rattachées au haut du jeu.</text:span></text:p>
      <text:p text:style-name="P12"/>
      <text:p text:style-name="P12">- <text:span text:style-name="T44">descendre : permet de descendre toutes les billes du jeu de la taille voulue en ajoutant de nouvelles billes</text:span></text:p>
      <text:p text:style-name="P12"/>
      <text:p text:style-name="P12">- <text:span text:style-name="T45">perdu : méthode appellée lorque le joueur a perdu la partie.</text:span></text:p>
      <text:p text:style-name="P12"/>
      <text:p text:style-name="P12">- <text:span text:style-name="T45">init_interface : permet d’initialiser l’interface.</text:span></text:p>
      <text:p text:style-name="P12"/>
      <text:p text:style-name="P12">- <text:span text:style-name="T46">afficher_jeu : permet d’afficher le jeu depuis la matrice de jeu </text:span><text:span text:style-name="T47">après une descente par exemple ou encore au début du jeu.</text:span></text:p>
      <text:p text:style-name="P12"/>
      <text:p text:style-name="P12">- <text:span text:style-name="T48">debut_bubble : permet de guider l’utilisateur en lui indiquant sur quelle touche appuyer pour lancer la partie.</text:span></text:p>
      <text:p text:style-name="P12"/>
      <text:p text:style-name="P12">- <text:span text:style-name="T49">initialisation_jeu : permet de lancer une nouvelle partie, créer une grille aléatoire, réinitialise les paramètres et effacer la partie précedente.</text:span></text:p>
      <text:p text:style-name="P12"/>
      <text:p text:style-name="P12">- <text:span text:style-name="T49">estPossible : renvoie un booléen indiquant si le déplacement est possible afin de rester dans la taille de la matrice.</text:span></text:p>
      <text:p text:style-name="P12"/>
      <text:p text:style-name="P12">- <text:span text:style-name="T49">case_libre : renvoie un booléen qui indique si le prochain emplacement du cube est libre ou occupé (si il y a collision avec un autre cube)</text:span></text:p>
      <text:p text:style-name="P12"><text:soft-page-break/>- <text:span text:style-name="T49">exploser : permet de calculer le paquet de tous les voisins de l’emplacement d’arrivée de la bille ayant la meme couleur que celle-ci.</text:span></text:p>
      <text:p text:style-name="P12"/>
      <text:p text:style-name="P12">- <text:span text:style-name="T49">deplacer_cube : permet de deplacer le cube dans la direction souhaité. Cette fonction est </text:span><text:span text:style-name="T50">appellée</text:span><text:span text:style-name="T49"> par un timer.</text:span></text:p>
      <text:p text:style-name="P12"/>
      <text:p text:style-name="P12">- <text:span text:style-name="T51">deplacer : permet de deplacer le canon et de l’incliner </text:span><text:span text:style-name="T52">dans la direction souhaitée</text:span><text:span text:style-name="T51">.</text:span></text:p>
      <text:p text:style-name="P10"/>
      <text:p text:style-name="P10">- <text:span text:style-name="T53">rearmer : perme</text:span><text:span text:style-name="T54">t</text:span><text:span text:style-name="T53"> de re-afficher une bille devant le canon une fois que la précédente est traité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6T17:25:41.508000000</meta:creation-date>
    <dc:date>2024-04-27T19:00:16.189000000</dc:date>
    <meta:editing-duration>PT2H33M31S</meta:editing-duration>
    <meta:editing-cycles>72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32" meta:word-count="828" meta:character-count="4644" meta:non-whitespace-character-count="3846"/>
  </office:meta>
</office:document-meta>
</file>